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71c51" officeooo:paragraph-rsid="00079136"/>
    </style:style>
    <style:style style:name="P4" style:family="paragraph" style:parent-style-name="Standard">
      <style:text-properties fo:language="en" fo:country="GB" officeooo:rsid="000bfc75" officeooo:paragraph-rsid="000bfc75"/>
    </style:style>
    <style:style style:name="P5" style:family="paragraph" style:parent-style-name="Standard">
      <style:text-properties fo:language="en" fo:country="GB" officeooo:rsid="00079136" officeooo:paragraph-rsid="00079136"/>
    </style:style>
    <style:style style:name="P6" style:family="paragraph" style:parent-style-name="Standard">
      <style:text-properties fo:language="en" fo:country="GB" officeooo:rsid="00079136" officeooo:paragraph-rsid="00071c51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Footnote">
      <style:text-properties officeooo:rsid="000f837f" officeooo:paragraph-rsid="000f837f"/>
    </style:style>
    <style:style style:name="P18" style:family="paragraph" style:parent-style-name="Footnote">
      <style:text-properties officeooo:rsid="0010cf19" officeooo:paragraph-rsid="0010cf19"/>
    </style:style>
    <style:style style:name="P19" style:family="paragraph" style:parent-style-name="Footnote">
      <style:text-properties officeooo:rsid="0013a1c4" officeooo:paragraph-rsid="0013a1c4"/>
    </style:style>
    <style:style style:name="P20" style:family="paragraph" style:parent-style-name="Footnote">
      <style:text-properties officeooo:rsid="0014f11c" officeooo:paragraph-rsid="0014f11c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7bf00" officeooo:paragraph-rsid="00191ea2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  <style:style style:name="T10" style:family="text">
      <style:text-properties officeooo:rsid="001f6a87"/>
    </style:style>
    <style:style style:name="T11" style:family="text">
      <style:text-properties officeooo:rsid="00226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4">SDM’<text:span text:style-name="T3">s</text:span> Office</text:p>
      <text:p text:style-name="P2">Darya Ganj</text:p>
      <text:p text:style-name="P2">New Delhi – 110002</text:p>
      <text:p text:style-name="P6"/>
      <text:p text:style-name="P5">August <text:span text:style-name="T3">20</text:span>, 2016</text:p>
      <text:p text:style-name="P3"/>
      <text:p text:style-name="P7">4317/3 Ansari Road</text:p>
      <text:p text:style-name="P7">Darya Ganj</text:p>
      <text:p text:style-name="P7">New Delhi – 110002</text:p>
      <text:p text:style-name="P7"/>
      <text:p text:style-name="P2">Subject: <text:span text:style-name="T11">Request to authenticate the police clearance certificate</text:span></text:p>
      <text:p text:style-name="P2"/>
      <text:p text:style-name="P2"/>
      <text:p text:style-name="P10">Dear Sir/Ma’am</text:p>
      <text:p text:style-name="P10"/>
      <text:p text:style-name="P10"/>
      <text:p text:style-name="P10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1" text:note-class="footnote"><text:note-citation>1</text:note-citation><text:note-body><text:p text:style-name="P17">Ministry of External Affairs (Website)</text:p></text:note-body></text:note> <text:note text:id="ftn2" text:note-class="footnote"><text:note-citation>2</text:note-citation><text:note-body><text:p text:style-name="P18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corresponding SDM and then submit it to the MEA. </text:span></text:p>
      <text:p text:style-name="P11"/>
      <text:p text:style-name="P15">I kindly request you to let my father, Mr. Assa Singh Arora, represent me. <text:span text:style-name="T9">He has my passport and his identity proof, should you want a formal proof of the aforesaid claim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3" text:note-class="footnote"><text:note-citation>3</text:note-citation><text:note-body><text:p text:style-name="P19">Accomodation at IISER</text:p></text:note-body></text:note> <text:note text:id="ftn4" text:note-class="footnote"><text:note-citation>4</text:note-citation><text:note-body><text:p text:style-name="P19"><text:span text:style-name="T7">Train </text:span>Ticket to Chandigarh</text:p></text:note-body></text:note>.</text:p>
      <text:p text:style-name="P13"/>
      <text:p text:style-name="P16">I have been offered a <text:span text:style-name="T5">PhD </text:span>position<text:note text:id="ftn5" text:note-class="footnote"><text:note-citation>5</text:note-citation><text:note-body><text:p text:style-name="P19">Acceptance <text:span text:style-name="T7">Intimation (</text:span>Email<text:span text:style-name="T7">)</text:span></text:p></text:note-body></text:note> <text:note text:id="ftn6" text:note-class="footnote"><text:note-citation>6</text:note-citation><text:note-body><text:p text:style-name="P19">Acceptance Letter</text:p></text:note-body></text:note>, starting October 1, <text:span text:style-name="T5">in Quantum Information from the Université Libre de Bruxelles (ULB), Belgium </text:span>and the <text:span text:style-name="T10">Belgians</text:span> <text:span text:style-name="T6">student </text:span>visa process requires an apostilled PCC<text:note text:id="ftn7" text:note-class="footnote"><text:note-citation>7</text:note-citation><text:note-body><text:p text:style-name="P20">Apostill Requirement (Email)</text:p></text:note-body></text:note> <text:note text:id="ftn8" text:note-class="footnote"><text:note-citation>8</text:note-citation><text:note-body><text:p text:style-name="P20">Apostill Requirement (Website)</text:p></text:note-body></text:note>. </text:p>
      <text:p text:style-name="P16"/>
      <text:p text:style-name="P21">Thank you for your time and consideration.</text:p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9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20:56:52.869614474</dc:date>
    <meta:editing-duration>P1DT5H33M42S</meta:editing-duration>
    <meta:editing-cycles>21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51" meta:character-count="1566" meta:non-whitespace-character-count="1337"/>
  </office:meta>
</office:document-meta>
</file>